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8.9583in" fo:margin-left="-0.075in" fo:margin-top="0in" fo:margin-bottom="0in" table:align="left"/>
    </style:style>
    <style:style style:name="Table1.A" style:family="table-column">
      <style:table-column-properties style:column-width="4.4785in"/>
    </style:style>
    <style:style style:name="Table1.B" style:family="table-column">
      <style:table-column-properties style:column-width="4.4792in"/>
    </style:style>
    <style:style style:name="Table1.1" style:family="table-row">
      <style:table-row-properties style:min-row-height="0.4167in" fo:keep-together="auto"/>
    </style:style>
    <style:style style:name="Table1.A1" style:family="table-cell">
      <style:table-cell-properties style:vertical-align="" fo:background-color="#cccccc" fo:padding="0.0694in" fo:border-left="none" fo:border-right="1pt solid #000000" fo:border-top="1pt solid #000000" fo:border-bottom="1pt solid #000000">
        <style:background-image/>
      </style:table-cell-properties>
    </style:style>
    <style:style style:name="Table1.2" style:family="table-row">
      <style:table-row-properties style:min-row-height="0.5139in" fo:keep-together="auto"/>
    </style:style>
    <style:style style:name="Table1.A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3" style:family="table-row">
      <style:table-row-properties style:min-row-height="0.7083in" fo:keep-together="auto"/>
    </style:style>
    <style:style style:name="Table1.A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5" style:family="table-row">
      <style:table-row-properties style:min-row-height="0.5278in" fo:keep-together="auto"/>
    </style:style>
    <style:style style:name="Table1.A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7" style:family="table-row">
      <style:table-row-properties style:min-row-height="0.8889in" fo:keep-together="auto"/>
    </style:style>
    <style:style style:name="Table1.A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1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1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1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1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1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1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1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1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1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19" style:family="table-row">
      <style:table-row-properties style:min-row-height="0.4028in" fo:keep-together="auto"/>
    </style:style>
    <style:style style:name="Table1.A1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1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2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2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2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2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2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2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2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2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28" style:family="table-row">
      <style:table-row-properties style:min-row-height="0.5417in" fo:keep-together="auto"/>
    </style:style>
    <style:style style:name="Table1.A2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2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2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30" style:family="table-row">
      <style:table-row-properties style:min-row-height="0.7222in" fo:keep-together="auto"/>
    </style:style>
    <style:style style:name="Table1.A3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3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3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3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32" style:family="table-row">
      <style:table-row-properties style:min-row-height="0.8056in" fo:keep-together="auto"/>
    </style:style>
    <style:style style:name="Table1.A3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3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3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3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3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3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3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3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3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3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3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37" style:family="table-cell">
      <style:table-cell-properties style:vertical-align="" fo:padding="0.0694in" fo:border-left="none" fo:border-right="1pt solid #000000" fo:border-top="none" fo:border-bottom="1pt solid #000000"/>
    </style:style>
    <style:style style:name="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master-page-name="Standard">
      <style:paragraph-properties style:page-number="1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222222" fo:background-color="#ffffff"/>
    </style:style>
    <style:style style:name="T4" style:family="text">
      <style:text-properties fo:color="#222222" fo:font-weight="bold" style:font-weight-asian="bold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mot</text:span></text:p>
          </table:table-cell>
          <table:table-cell table:style-name="Table1.A1" office:value-type="string">
            <text:p text:style-name="P2"><text:span text:style-name="T1">phrase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2">आका</text:span></text:p>
          </table:table-cell>
          <table:table-cell table:style-name="Table1.B2" office:value-type="string">
            <text:p text:style-name="P2"><text:span text:style-name="T3">कृपया </text:span><text:span text:style-name="T1">आका</text:span><text:span text:style-name="T2"> </text:span><text:span text:style-name="T3">लाएं</text:span></text:p>
            <text:p text:style-name="P2"><text:span text:style-name="T3">कृपया </text:span><text:span text:style-name="T1">आका</text:span><text:span text:style-name="T2"> </text:span><text:span text:style-name="T3">लाएं</text:span></text:p>
            <text:p text:style-name="P2"><text:span text:style-name="T3">कृपया </text:span><text:span text:style-name="T1">आका</text:span><text:span text:style-name="T3"> लाएं</text:span></text:p>
          </table:table-cell>
        </table:table-row>
        <table:table-row table:style-name="Table1.3">
          <table:table-cell table:style-name="Table1.A3" office:value-type="string">
            <text:p text:style-name="P2"><text:span text:style-name="T2">आखा</text:span></text:p>
          </table:table-cell>
          <table:table-cell table:style-name="Table1.B3" office:value-type="string">
            <text:p text:style-name="P2"><text:span text:style-name="T3">कृपया </text:span><text:span text:style-name="T1">आखा </text:span><text:span text:style-name="T3">लाएं</text:span></text:p>
            <text:p text:style-name="P2"><text:span text:style-name="T3">कृपया </text:span><text:span text:style-name="T1">आखा </text:span><text:span text:style-name="T3">लाएं</text:span></text:p>
            <text:p text:style-name="P2"><text:span text:style-name="T3">कृपया </text:span><text:span text:style-name="T1">आखा </text:span><text:span text:style-name="T3">लाएं</text:span></text:p>
          </table:table-cell>
        </table:table-row>
        <table:table-row table:style-name="Table1.2">
          <table:table-cell table:style-name="Table1.A4" office:value-type="string">
            <text:p text:style-name="P2"><text:span text:style-name="T2">आगा</text:span></text:p>
          </table:table-cell>
          <table:table-cell table:style-name="Table1.B4" office:value-type="string">
            <text:p text:style-name="P2"><text:span text:style-name="T3">कृपया </text:span><text:span text:style-name="T1">आगा </text:span><text:span text:style-name="T3">लाएं</text:span></text:p>
            <text:p text:style-name="P2"><text:span text:style-name="T3">कृपया </text:span><text:span text:style-name="T1">आगा </text:span><text:span text:style-name="T3">लाएं</text:span></text:p>
            <text:p text:style-name="P2"><text:span text:style-name="T3">कृपया </text:span><text:span text:style-name="T1">आगा </text:span><text:span text:style-name="T3">लाएं</text:span></text:p>
          </table:table-cell>
        </table:table-row>
        <table:table-row table:style-name="Table1.5">
          <table:table-cell table:style-name="Table1.A5" office:value-type="string">
            <text:p text:style-name="P2"><text:span text:style-name="T2">आघा</text:span></text:p>
          </table:table-cell>
          <table:table-cell table:style-name="Table1.B5" office:value-type="string">
            <text:p text:style-name="P2"><text:span text:style-name="T3">कृपया </text:span><text:span text:style-name="T1">आघा </text:span><text:span text:style-name="T3">लाएं</text:span></text:p>
            <text:p text:style-name="P2"><text:span text:style-name="T3">कृपया </text:span><text:span text:style-name="T1">आघा </text:span><text:span text:style-name="T3">लाएं</text:span></text:p>
            <text:p text:style-name="P2"><text:span text:style-name="T3">कृपया </text:span><text:span text:style-name="T1">आघा </text:span><text:span text:style-name="T3">लाएं</text:span></text:p>
          </table:table-cell>
        </table:table-row>
        <table:table-row table:style-name="Table1.3">
          <table:table-cell table:style-name="Table1.A6" office:value-type="string">
            <text:p text:style-name="P2"><text:span text:style-name="T2">आचा</text:span></text:p>
          </table:table-cell>
          <table:table-cell table:style-name="Table1.B6" office:value-type="string">
            <text:p text:style-name="P2"><text:span text:style-name="T3">कृपया </text:span><text:span text:style-name="T1">आचा </text:span><text:span text:style-name="T3">लाएं</text:span></text:p>
            <text:p text:style-name="P2"><text:span text:style-name="T3">कृपया </text:span><text:span text:style-name="T1">आचा </text:span><text:span text:style-name="T3">लाएं</text:span></text:p>
            <text:p text:style-name="P2"><text:span text:style-name="T3">कृपया </text:span><text:span text:style-name="T1">आचा </text:span><text:span text:style-name="T3">लाएं</text:span></text:p>
          </table:table-cell>
        </table:table-row>
        <table:table-row table:style-name="Table1.7">
          <table:table-cell table:style-name="Table1.A7" office:value-type="string">
            <text:p text:style-name="P2"><text:span text:style-name="T2">आछा</text:span></text:p>
          </table:table-cell>
          <table:table-cell table:style-name="Table1.B7" office:value-type="string">
            <text:p text:style-name="P2"><text:span text:style-name="T3">कृपया </text:span><text:span text:style-name="T1">आछा </text:span><text:span text:style-name="T3">लाएं</text:span></text:p>
            <text:p text:style-name="P2"><text:span text:style-name="T3">कृपया </text:span><text:span text:style-name="T1">आछा </text:span><text:span text:style-name="T3">लाएं</text:span></text:p>
            <text:p text:style-name="P2"><text:span text:style-name="T3">कृपया </text:span><text:span text:style-name="T1">आछा </text:span><text:span text:style-name="T3">लाएं</text:span></text:p>
          </table:table-cell>
        </table:table-row>
        <table:table-row table:style-name="Table1.3">
          <table:table-cell table:style-name="Table1.A8" office:value-type="string">
            <text:p text:style-name="P2"><text:span text:style-name="T2">आजा</text:span></text:p>
          </table:table-cell>
          <table:table-cell table:style-name="Table1.B8" office:value-type="string">
            <text:p text:style-name="P2"><text:span text:style-name="T3">कृपया </text:span><text:span text:style-name="T1">आजा </text:span><text:span text:style-name="T3">लाएं</text:span></text:p>
            <text:p text:style-name="P2"><text:span text:style-name="T3">कृपया </text:span><text:span text:style-name="T1">आजा </text:span><text:span text:style-name="T3">लाएं</text:span></text:p>
            <text:p text:style-name="P2"><text:span text:style-name="T3">कृपया </text:span><text:span text:style-name="T1">आजा </text:span><text:span text:style-name="T3">लाएं</text:span></text:p>
          </table:table-cell>
        </table:table-row>
        <table:table-row table:style-name="Table1.3">
          <table:table-cell table:style-name="Table1.A9" office:value-type="string">
            <text:p text:style-name="P2"><text:span text:style-name="T2">आज़ा</text:span></text:p>
          </table:table-cell>
          <table:table-cell table:style-name="Table1.B9" office:value-type="string">
            <text:p text:style-name="P2"><text:span text:style-name="T3">कृपया </text:span><text:span text:style-name="T1">आज़ा </text:span><text:span text:style-name="T3">लाएं</text:span></text:p>
            <text:p text:style-name="P2"><text:span text:style-name="T3">कृपया </text:span><text:span text:style-name="T1">आज़ा </text:span><text:span text:style-name="T3">लाएं</text:span></text:p>
            <text:p text:style-name="P2"><text:span text:style-name="T3">कृपया </text:span><text:span text:style-name="T1">आज़ा </text:span><text:span text:style-name="T3">लाएं</text:span></text:p>
          </table:table-cell>
        </table:table-row>
        <table:table-row table:style-name="Table1.7">
          <table:table-cell table:style-name="Table1.A10" office:value-type="string">
            <text:p text:style-name="P2"><text:span text:style-name="T2">आझा</text:span></text:p>
          </table:table-cell>
          <table:table-cell table:style-name="Table1.B10" office:value-type="string">
            <text:p text:style-name="P2"><text:span text:style-name="T3">कृपया </text:span><text:span text:style-name="T1">आझा </text:span><text:span text:style-name="T3">लाएं</text:span></text:p>
            <text:p text:style-name="P2"><text:span text:style-name="T3">कृपया </text:span><text:span text:style-name="T1">आझा </text:span><text:span text:style-name="T3">लाएं</text:span></text:p>
            <text:p text:style-name="P2"><text:span text:style-name="T3">कृपया </text:span><text:span text:style-name="T1">आझा </text:span><text:span text:style-name="T3">लाएं</text:span></text:p>
          </table:table-cell>
        </table:table-row>
        <text:soft-page-break/>
        <table:table-row table:style-name="Table1.3">
          <table:table-cell table:style-name="Table1.A11" office:value-type="string">
            <text:p text:style-name="P2"><text:span text:style-name="T2">आटा</text:span></text:p>
          </table:table-cell>
          <table:table-cell table:style-name="Table1.B11" office:value-type="string">
            <text:p text:style-name="P2"><text:span text:style-name="T3">कृपया</text:span><text:span text:style-name="T4"> </text:span><text:span text:style-name="T1">आटा </text:span><text:span text:style-name="T3">लाएं</text:span></text:p>
            <text:p text:style-name="P2"><text:span text:style-name="T3">कृपया </text:span><text:span text:style-name="T1">आटा </text:span><text:span text:style-name="T3">लाएं</text:span></text:p>
            <text:p text:style-name="P2"><text:span text:style-name="T3">कृपया </text:span><text:span text:style-name="T1">आटा </text:span><text:span text:style-name="T3">लाएं</text:span></text:p>
          </table:table-cell>
        </table:table-row>
        <table:table-row table:style-name="Table1.7">
          <table:table-cell table:style-name="Table1.A12" office:value-type="string">
            <text:p text:style-name="P2"><text:span text:style-name="T2">आठा</text:span></text:p>
          </table:table-cell>
          <table:table-cell table:style-name="Table1.B12" office:value-type="string">
            <text:p text:style-name="P2"><text:span text:style-name="T3">कृपया </text:span><text:span text:style-name="T1">आठा </text:span><text:span text:style-name="T3">लाएं</text:span></text:p>
            <text:p text:style-name="P2"><text:span text:style-name="T3">कृपया </text:span><text:span text:style-name="T1">आठा </text:span><text:span text:style-name="T3">लाएं</text:span></text:p>
            <text:p text:style-name="P2"><text:span text:style-name="T3">कृपया </text:span><text:span text:style-name="T1">आठा </text:span><text:span text:style-name="T3">लाएं</text:span></text:p>
          </table:table-cell>
        </table:table-row>
        <table:table-row table:style-name="Table1.3">
          <table:table-cell table:style-name="Table1.A13" office:value-type="string">
            <text:p text:style-name="P2"><text:span text:style-name="T2">आडा</text:span></text:p>
          </table:table-cell>
          <table:table-cell table:style-name="Table1.B13" office:value-type="string">
            <text:p text:style-name="P2"><text:span text:style-name="T3">कृपया </text:span><text:span text:style-name="T1">आडा </text:span><text:span text:style-name="T3">लाएं</text:span></text:p>
            <text:p text:style-name="P2"><text:span text:style-name="T3">कृपया </text:span><text:span text:style-name="T1">आडा </text:span><text:span text:style-name="T3">लाएं</text:span></text:p>
            <text:p text:style-name="P2"><text:span text:style-name="T3">कृपया </text:span><text:span text:style-name="T1">आडा </text:span><text:span text:style-name="T3">लाएं</text:span></text:p>
          </table:table-cell>
        </table:table-row>
        <table:table-row table:style-name="Table1.3">
          <table:table-cell table:style-name="Table1.A14" office:value-type="string">
            <text:p text:style-name="P2"><text:span text:style-name="T2">आढा</text:span></text:p>
          </table:table-cell>
          <table:table-cell table:style-name="Table1.B14" office:value-type="string">
            <text:p text:style-name="P2"><text:span text:style-name="T3">कृपया </text:span><text:span text:style-name="T1">आढा </text:span><text:span text:style-name="T3">लाएं</text:span></text:p>
            <text:p text:style-name="P2"><text:span text:style-name="T3">कृपया </text:span><text:span text:style-name="T1">आढा </text:span><text:span text:style-name="T3">लाएं</text:span></text:p>
            <text:p text:style-name="P2"><text:span text:style-name="T3">कृपया </text:span><text:span text:style-name="T1">आढा </text:span><text:span text:style-name="T3">लाएं</text:span></text:p>
          </table:table-cell>
        </table:table-row>
        <table:table-row table:style-name="Table1.2">
          <table:table-cell table:style-name="Table1.A15" office:value-type="string">
            <text:p text:style-name="P2"><text:span text:style-name="T2">आता</text:span></text:p>
          </table:table-cell>
          <table:table-cell table:style-name="Table1.B15" office:value-type="string">
            <text:p text:style-name="P2"><text:span text:style-name="T3">कृपया </text:span><text:span text:style-name="T1">आता </text:span><text:span text:style-name="T3">लाएं</text:span></text:p>
            <text:p text:style-name="P2"><text:span text:style-name="T3">कृपया </text:span><text:span text:style-name="T1">आता </text:span><text:span text:style-name="T3">लाएं</text:span></text:p>
            <text:p text:style-name="P2"><text:span text:style-name="T3">कृपया </text:span><text:span text:style-name="T1">आता </text:span><text:span text:style-name="T3">लाएं</text:span></text:p>
          </table:table-cell>
        </table:table-row>
        <table:table-row table:style-name="Table1.3">
          <table:table-cell table:style-name="Table1.A16" office:value-type="string">
            <text:p text:style-name="P2"><text:span text:style-name="T2">आथा</text:span></text:p>
          </table:table-cell>
          <table:table-cell table:style-name="Table1.B16" office:value-type="string">
            <text:p text:style-name="P2"><text:span text:style-name="T3">कृपया </text:span><text:span text:style-name="T1">आथा </text:span><text:span text:style-name="T3">लाएं</text:span></text:p>
            <text:p text:style-name="P2"><text:span text:style-name="T3">कृपया </text:span><text:span text:style-name="T1">आथा </text:span><text:span text:style-name="T3">लाएं</text:span></text:p>
            <text:p text:style-name="P2"><text:span text:style-name="T3">कृपया </text:span><text:span text:style-name="T1">आथा </text:span><text:span text:style-name="T3">लाएं</text:span></text:p>
          </table:table-cell>
        </table:table-row>
        <table:table-row table:style-name="Table1.2">
          <table:table-cell table:style-name="Table1.A17" office:value-type="string">
            <text:p text:style-name="P2"><text:span text:style-name="T2">अदा</text:span></text:p>
          </table:table-cell>
          <table:table-cell table:style-name="Table1.B17" office:value-type="string">
            <text:p text:style-name="P2"><text:span text:style-name="T3">कृपया </text:span><text:span text:style-name="T1">अदा </text:span><text:span text:style-name="T3">लाएं</text:span></text:p>
            <text:p text:style-name="P2"><text:span text:style-name="T3">कृपया </text:span><text:span text:style-name="T1">अदा </text:span><text:span text:style-name="T3">लाएं</text:span></text:p>
            <text:p text:style-name="P2"><text:span text:style-name="T3">कृपया </text:span><text:span text:style-name="T1">अदा </text:span><text:span text:style-name="T3">लाएं</text:span></text:p>
          </table:table-cell>
        </table:table-row>
        <table:table-row table:style-name="Table1.3">
          <table:table-cell table:style-name="Table1.A18" office:value-type="string">
            <text:p text:style-name="P2"><text:span text:style-name="T2">अधा</text:span></text:p>
          </table:table-cell>
          <table:table-cell table:style-name="Table1.B18" office:value-type="string">
            <text:p text:style-name="P2"><text:span text:style-name="T3">कृपया </text:span><text:span text:style-name="T1">अधा </text:span><text:span text:style-name="T3">लाएं</text:span></text:p>
            <text:p text:style-name="P2"><text:span text:style-name="T3">कृपया </text:span><text:span text:style-name="T1">अधा </text:span><text:span text:style-name="T3">लाएं</text:span></text:p>
            <text:p text:style-name="P2"><text:span text:style-name="T3">कृपया </text:span><text:span text:style-name="T1">अधा </text:span><text:span text:style-name="T3">लाएं</text:span></text:p>
          </table:table-cell>
        </table:table-row>
        <table:table-row table:style-name="Table1.19">
          <table:table-cell table:style-name="Table1.A19" office:value-type="string">
            <text:p text:style-name="P2"><text:span text:style-name="T2">अना</text:span></text:p>
          </table:table-cell>
          <table:table-cell table:style-name="Table1.B19" office:value-type="string">
            <text:p text:style-name="P2"><text:span text:style-name="T3">कृपया </text:span><text:span text:style-name="T1">अना </text:span><text:span text:style-name="T3">लाएं</text:span></text:p>
            <text:p text:style-name="P2"><text:span text:style-name="T3">कृपया </text:span><text:span text:style-name="T1">अना </text:span><text:span text:style-name="T3">लाएं</text:span></text:p>
            <text:p text:style-name="P2"><text:span text:style-name="T3">कृपया </text:span><text:span text:style-name="T1">अना </text:span><text:span text:style-name="T3">लाएं</text:span></text:p>
          </table:table-cell>
        </table:table-row>
        <table:table-row table:style-name="Table1.2">
          <table:table-cell table:style-name="Table1.A20" office:value-type="string">
            <text:p text:style-name="P2"><text:span text:style-name="T2">अपा</text:span></text:p>
          </table:table-cell>
          <table:table-cell table:style-name="Table1.B20" office:value-type="string">
            <text:p text:style-name="P2"><text:span text:style-name="T3">कृपया </text:span><text:span text:style-name="T1">अपा </text:span><text:span text:style-name="T3">लाएं</text:span></text:p>
            <text:p text:style-name="P2"><text:span text:style-name="T3">कृपया </text:span><text:span text:style-name="T1">अपा </text:span><text:span text:style-name="T3">लाएं</text:span></text:p>
            <text:p text:style-name="P2"><text:span text:style-name="T3">कृपया </text:span><text:span text:style-name="T1">अपा </text:span><text:span text:style-name="T3">लाएं</text:span></text:p>
          </table:table-cell>
        </table:table-row>
        <text:soft-page-break/>
        <table:table-row table:style-name="Table1.3">
          <table:table-cell table:style-name="Table1.A21" office:value-type="string">
            <text:p text:style-name="P2"><text:span text:style-name="T2">अफा</text:span></text:p>
          </table:table-cell>
          <table:table-cell table:style-name="Table1.B21" office:value-type="string">
            <text:p text:style-name="P2"><text:span text:style-name="T3">कृपया </text:span><text:span text:style-name="T1">अफा </text:span><text:span text:style-name="T3">लाएं</text:span></text:p>
            <text:p text:style-name="P2"><text:span text:style-name="T3">कृपया </text:span><text:span text:style-name="T1">अफा </text:span><text:span text:style-name="T3">लाएं</text:span></text:p>
            <text:p text:style-name="P2"><text:span text:style-name="T3">कृपया </text:span><text:span text:style-name="T1">अफा </text:span><text:span text:style-name="T3">लाएं</text:span></text:p>
          </table:table-cell>
        </table:table-row>
        <table:table-row table:style-name="Table1.2">
          <table:table-cell table:style-name="Table1.A22" office:value-type="string">
            <text:p text:style-name="P2"><text:span text:style-name="T2">अबा</text:span></text:p>
          </table:table-cell>
          <table:table-cell table:style-name="Table1.B22" office:value-type="string">
            <text:p text:style-name="P2"><text:span text:style-name="T3">कृपया </text:span><text:span text:style-name="T1">अबा </text:span><text:span text:style-name="T3">लाएं</text:span></text:p>
            <text:p text:style-name="P2"><text:span text:style-name="T3">कृपया </text:span><text:span text:style-name="T1">अबा </text:span><text:span text:style-name="T3">लाएं</text:span></text:p>
            <text:p text:style-name="P2"><text:span text:style-name="T3">कृपया </text:span><text:span text:style-name="T1">अबा </text:span><text:span text:style-name="T3">लाएं</text:span></text:p>
          </table:table-cell>
        </table:table-row>
        <table:table-row table:style-name="Table1.3">
          <table:table-cell table:style-name="Table1.A23" office:value-type="string">
            <text:p text:style-name="P2"><text:span text:style-name="T2">अभा</text:span></text:p>
          </table:table-cell>
          <table:table-cell table:style-name="Table1.B23" office:value-type="string">
            <text:p text:style-name="P2"><text:span text:style-name="T3">कृपया </text:span><text:span text:style-name="T1">अभा </text:span><text:span text:style-name="T3">लाएं</text:span></text:p>
            <text:p text:style-name="P2"><text:span text:style-name="T3">कृपया </text:span><text:span text:style-name="T1">अभा </text:span><text:span text:style-name="T3">लाएं</text:span></text:p>
            <text:p text:style-name="P2"><text:span text:style-name="T3">कृपया </text:span><text:span text:style-name="T1">अभा </text:span><text:span text:style-name="T3">लाएं</text:span></text:p>
          </table:table-cell>
        </table:table-row>
        <table:table-row table:style-name="Table1.19">
          <table:table-cell table:style-name="Table1.A24" office:value-type="string">
            <text:p text:style-name="P2"><text:span text:style-name="T2">अमा</text:span></text:p>
          </table:table-cell>
          <table:table-cell table:style-name="Table1.B24" office:value-type="string">
            <text:p text:style-name="P2"><text:span text:style-name="T3">कृपया </text:span><text:span text:style-name="T1">अमा </text:span><text:span text:style-name="T3">लाएं</text:span></text:p>
            <text:p text:style-name="P2"><text:span text:style-name="T3">कृपया </text:span><text:span text:style-name="T1">अमा </text:span><text:span text:style-name="T3">लाएं</text:span></text:p>
            <text:p text:style-name="P2"><text:span text:style-name="T3">कृपया </text:span><text:span text:style-name="T1">अमा </text:span><text:span text:style-name="T3">लाएं</text:span></text:p>
          </table:table-cell>
        </table:table-row>
        <table:table-row table:style-name="Table1.2">
          <table:table-cell table:style-name="Table1.A25" office:value-type="string">
            <text:p text:style-name="P2"><text:span text:style-name="T2">अया</text:span></text:p>
          </table:table-cell>
          <table:table-cell table:style-name="Table1.B25" office:value-type="string">
            <text:p text:style-name="P2"><text:span text:style-name="T3">कृपया </text:span><text:span text:style-name="T1">अया </text:span><text:span text:style-name="T3">लाएं</text:span></text:p>
            <text:p text:style-name="P2"><text:span text:style-name="T3">कृपया </text:span><text:span text:style-name="T1">अया </text:span><text:span text:style-name="T3">लाएं</text:span></text:p>
            <text:p text:style-name="P2"><text:span text:style-name="T3">कृपया </text:span><text:span text:style-name="T1">अया </text:span><text:span text:style-name="T3">लाएं</text:span></text:p>
          </table:table-cell>
        </table:table-row>
        <table:table-row table:style-name="Table1.2">
          <table:table-cell table:style-name="Table1.A26" office:value-type="string">
            <text:p text:style-name="P2"><text:span text:style-name="T2">अरा</text:span></text:p>
          </table:table-cell>
          <table:table-cell table:style-name="Table1.B26" office:value-type="string">
            <text:p text:style-name="P2"><text:span text:style-name="T3">कृपया </text:span><text:span text:style-name="T1">अरा </text:span><text:span text:style-name="T3">लाएं</text:span></text:p>
            <text:p text:style-name="P2"><text:span text:style-name="T3">कृपया </text:span><text:span text:style-name="T1">अरा </text:span><text:span text:style-name="T3">लाएं</text:span></text:p>
            <text:p text:style-name="P2"><text:span text:style-name="T3">कृपया </text:span><text:span text:style-name="T1">अरा </text:span><text:span text:style-name="T3">लाएं</text:span></text:p>
          </table:table-cell>
        </table:table-row>
        <table:table-row table:style-name="Table1.19">
          <table:table-cell table:style-name="Table1.A27" office:value-type="string">
            <text:p text:style-name="P2"><text:span text:style-name="T2">अला</text:span></text:p>
          </table:table-cell>
          <table:table-cell table:style-name="Table1.B27" office:value-type="string">
            <text:p text:style-name="P2"><text:span text:style-name="T3">कृपया </text:span><text:span text:style-name="T1">अला </text:span><text:span text:style-name="T3">लाएं</text:span></text:p>
            <text:p text:style-name="P2"><text:span text:style-name="T3">कृपया </text:span><text:span text:style-name="T1">अला </text:span><text:span text:style-name="T3">लाएं</text:span></text:p>
            <text:p text:style-name="P2"><text:span text:style-name="T3">कृपया </text:span><text:span text:style-name="T1">अला </text:span><text:span text:style-name="T3">लाएं</text:span></text:p>
          </table:table-cell>
        </table:table-row>
        <table:table-row table:style-name="Table1.28">
          <table:table-cell table:style-name="Table1.A28" office:value-type="string">
            <text:p text:style-name="P2"><text:span text:style-name="T2">अवा</text:span></text:p>
          </table:table-cell>
          <table:table-cell table:style-name="Table1.B28" office:value-type="string">
            <text:p text:style-name="P2"><text:span text:style-name="T3">कृपया </text:span><text:span text:style-name="T1">अवा </text:span><text:span text:style-name="T3">लाएं</text:span></text:p>
            <text:p text:style-name="P2"><text:span text:style-name="T3">कृपया </text:span><text:span text:style-name="T1">अवा </text:span><text:span text:style-name="T3">लाएं</text:span></text:p>
            <text:p text:style-name="P2"><text:span text:style-name="T3">कृपया </text:span><text:span text:style-name="T1">अवा </text:span><text:span text:style-name="T3">लाएं</text:span></text:p>
          </table:table-cell>
        </table:table-row>
        <table:table-row table:style-name="Table1.3">
          <table:table-cell table:style-name="Table1.A29" office:value-type="string">
            <text:p text:style-name="P2"><text:span text:style-name="T2">अशा</text:span></text:p>
          </table:table-cell>
          <table:table-cell table:style-name="Table1.B29" office:value-type="string">
            <text:p text:style-name="P2"><text:span text:style-name="T3">कृपया </text:span><text:span text:style-name="T1">अशा </text:span><text:span text:style-name="T3">लाएं</text:span></text:p>
            <text:p text:style-name="P2"><text:span text:style-name="T3">कृपया </text:span><text:span text:style-name="T1">अशा </text:span><text:span text:style-name="T3">लाएं</text:span></text:p>
            <text:p text:style-name="P2"><text:span text:style-name="T3">कृपया </text:span><text:span text:style-name="T1">अशा </text:span><text:span text:style-name="T3">लाएं</text:span></text:p>
          </table:table-cell>
        </table:table-row>
        <table:table-row table:style-name="Table1.30">
          <table:table-cell table:style-name="Table1.A30" office:value-type="string">
            <text:p text:style-name="P2"><text:span text:style-name="T2">अषा</text:span></text:p>
          </table:table-cell>
          <table:table-cell table:style-name="Table1.B30" office:value-type="string">
            <text:p text:style-name="P2"><text:span text:style-name="T3">कृपया </text:span><text:span text:style-name="T1">अषा </text:span><text:span text:style-name="T3">लाएं</text:span></text:p>
            <text:p text:style-name="P2"><text:span text:style-name="T3">कृपया </text:span><text:span text:style-name="T1">अषा </text:span><text:span text:style-name="T3">लाएं</text:span></text:p>
            <text:p text:style-name="P2"><text:span text:style-name="T3">कृपया </text:span><text:span text:style-name="T1">अषा </text:span><text:span text:style-name="T3">लाएं</text:span></text:p>
          </table:table-cell>
        </table:table-row>
        <text:soft-page-break/>
        <table:table-row table:style-name="Table1.3">
          <table:table-cell table:style-name="Table1.A31" office:value-type="string">
            <text:p text:style-name="P2"><text:span text:style-name="T2">असा</text:span></text:p>
          </table:table-cell>
          <table:table-cell table:style-name="Table1.B31" office:value-type="string">
            <text:p text:style-name="P2"><text:span text:style-name="T3">कृपया </text:span><text:span text:style-name="T1">असा </text:span><text:span text:style-name="T3">लाएं</text:span></text:p>
            <text:p text:style-name="P2"><text:span text:style-name="T3">कृपया </text:span><text:span text:style-name="T1">असा </text:span><text:span text:style-name="T3">लाएं</text:span></text:p>
            <text:p text:style-name="P2"><text:span text:style-name="T3">कृपया </text:span><text:span text:style-name="T1">असा </text:span><text:span text:style-name="T3">लाएं</text:span></text:p>
          </table:table-cell>
        </table:table-row>
        <table:table-row table:style-name="Table1.32">
          <table:table-cell table:style-name="Table1.A32" office:value-type="string">
            <text:p text:style-name="P2"><text:span text:style-name="T2">अहा</text:span></text:p>
          </table:table-cell>
          <table:table-cell table:style-name="Table1.B32" office:value-type="string">
            <text:p text:style-name="P2"><text:span text:style-name="T3">कृपया </text:span><text:span text:style-name="T1">अहा </text:span><text:span text:style-name="T3">लाएं</text:span></text:p>
            <text:p text:style-name="P2"><text:span text:style-name="T3">कृपया </text:span><text:span text:style-name="T1">अहा </text:span><text:span text:style-name="T3">लाएं</text:span></text:p>
            <text:p text:style-name="P2"><text:span text:style-name="T3">कृपया </text:span><text:span text:style-name="T1">अहा </text:span><text:span text:style-name="T3">लाएं</text:span></text:p>
          </table:table-cell>
        </table:table-row>
        <table:table-row table:style-name="Table1.32">
          <table:table-cell table:style-name="Table1.A33" office:value-type="string">
            <text:p text:style-name="P1"/>
            <text:p text:style-name="P2"><text:span text:style-name="T2">अग़ा</text:span></text:p>
          </table:table-cell>
          <table:table-cell table:style-name="Table1.B33" office:value-type="string">
            <text:p text:style-name="P2"><text:span text:style-name="T3">कृपया </text:span><text:span text:style-name="T1">अग़ा </text:span><text:span text:style-name="T3">लाएं</text:span></text:p>
            <text:p text:style-name="P2"><text:span text:style-name="T3">कृपया </text:span><text:span text:style-name="T1">अग़ा </text:span><text:span text:style-name="T3">लाएं</text:span></text:p>
            <text:p text:style-name="P2"><text:span text:style-name="T3">कृपया </text:span><text:span text:style-name="T1">अग़ा </text:span><text:span text:style-name="T3">लाएं</text:span></text:p>
          </table:table-cell>
        </table:table-row>
        <table:table-row table:style-name="Table1.32">
          <table:table-cell table:style-name="Table1.A34" office:value-type="string">
            <text:p text:style-name="P2"><text:span text:style-name="T2">अख़ा</text:span></text:p>
          </table:table-cell>
          <table:table-cell table:style-name="Table1.B34" office:value-type="string">
            <text:p text:style-name="P2"><text:span text:style-name="T3">कृपया </text:span><text:span text:style-name="T1">अख़ा </text:span><text:span text:style-name="T3">लाएं</text:span></text:p>
            <text:p text:style-name="P2"><text:span text:style-name="T3">कृपया </text:span><text:span text:style-name="T1">अख़ा </text:span><text:span text:style-name="T3">लाएं</text:span></text:p>
            <text:p text:style-name="P2"><text:span text:style-name="T3">कृपया </text:span><text:span text:style-name="T1">अख़ा </text:span><text:span text:style-name="T3">लाएं</text:span></text:p>
          </table:table-cell>
        </table:table-row>
        <table:table-row table:style-name="Table1.32">
          <table:table-cell table:style-name="Table1.A35" office:value-type="string">
            <text:p text:style-name="P2"><text:span text:style-name="T2">अढ़ा</text:span></text:p>
          </table:table-cell>
          <table:table-cell table:style-name="Table1.B35" office:value-type="string">
            <text:p text:style-name="P2"><text:span text:style-name="T3">कृपया </text:span><text:span text:style-name="T1">अढ़ा </text:span><text:span text:style-name="T3">लाएं</text:span></text:p>
            <text:p text:style-name="P2"><text:span text:style-name="T3">कृपया </text:span><text:span text:style-name="T1">अढ़ा </text:span><text:span text:style-name="T3">लाएं</text:span></text:p>
            <text:p text:style-name="P2"><text:span text:style-name="T3">कृपया </text:span><text:span text:style-name="T1">अढ़ा </text:span><text:span text:style-name="T3">लाएं</text:span></text:p>
          </table:table-cell>
        </table:table-row>
        <table:table-row table:style-name="Table1.32">
          <table:table-cell table:style-name="Table1.A36" office:value-type="string">
            <text:p text:style-name="P2"><text:span text:style-name="T2">अड़ा</text:span></text:p>
          </table:table-cell>
          <table:table-cell table:style-name="Table1.B36" office:value-type="string">
            <text:p text:style-name="P2"><text:span text:style-name="T3">कृपया </text:span><text:span text:style-name="T1">अड़ा </text:span><text:span text:style-name="T3">लाएं</text:span></text:p>
            <text:p text:style-name="P2"><text:span text:style-name="T3">कृपया </text:span><text:span text:style-name="T1">अड़ा </text:span><text:span text:style-name="T3">लाएं</text:span></text:p>
            <text:p text:style-name="P2"><text:span text:style-name="T3">कृपया </text:span><text:span text:style-name="T1">अड़ा </text:span><text:span text:style-name="T3">लाएं</text:span></text:p>
          </table:table-cell>
        </table:table-row>
        <table:table-row table:style-name="Table1.32">
          <table:table-cell table:style-name="Table1.A37" office:value-type="string">
            <text:p text:style-name="P2"><text:span text:style-name="T2">अणा</text:span></text:p>
          </table:table-cell>
          <table:table-cell table:style-name="Table1.B37" office:value-type="string">
            <text:p text:style-name="P2"><text:span text:style-name="T3">कृपया </text:span><text:span text:style-name="T1">अणा </text:span><text:span text:style-name="T3">लाएं</text:span></text:p>
            <text:p text:style-name="P2"><text:span text:style-name="T3">कृपया </text:span><text:span text:style-name="T1">अणा </text:span><text:span text:style-name="T3">लाएं</text:span></text:p>
            <text:p text:style-name="P2"><text:span text:style-name="T3">कृपया </text:span><text:span text:style-name="T1">अणा </text:span><text:span text:style-name="T3">लाएं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146" meta:word-count="362" meta:character-count="1053" meta:non-whitespace-character-count="837"/>
    <meta:generator>LibreOfficeDev/6.0.5.2$Linux_X86_64 LibreOffice_project/</meta:generator>
  </office:meta>
</office:document-meta>
</file>